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D8338B514C91E7C9.png" manifest:media-type="image/png"/>
  <manifest:file-entry manifest:full-path="Pictures/1000020100000200000002001669F3DAF68EA806.png" manifest:media-type="image/png"/>
  <manifest:file-entry manifest:full-path="Pictures/1000020100000200000002004544145935AD7518.png" manifest:media-type="image/png"/>
  <manifest:file-entry manifest:full-path="Pictures/10000000000004B1000004B2BCB7BF54F5BC5973.png" manifest:media-type="image/png"/>
  <manifest:file-entry manifest:full-path="Pictures/10000201000002000000020018F53EC6E7B4F7DA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false" draw:auto-grow-width="false" fo:max-height="0cm" fo:min-height="0.39cm"/>
      <style:paragraph-properties style:writing-mode="lr-tb"/>
    </style:style>
    <style:style style:name="gr3" style:family="graphic" style:parent-style-name="objectwithoutfill">
      <style:graphic-properties svg:stroke-color="#dddddd" draw:fill="solid" draw:textarea-vertical-align="middle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395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71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Objet_20_sans_20_remplissage_20_et_20_sans_20_ligne">
      <style:graphic-properties draw:fill="bitmap" draw:fill-image-name="Bitmap_20_3" style:repeat="stretch" draw:textarea-horizontal-align="center" draw:textarea-vertical-align="middl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>
      <style:graphic-properties style:protect="size"/>
    </style:style>
    <style:style style:name="pr1" style:family="presentation" style:parent-style-name="Standard-subtitle">
      <style:graphic-properties draw:fill="gradient" draw:fill-color="#b4c7dc" draw:fill-gradient-name="Gradient_20_3" draw:gradient-step-count="0" draw:auto-grow-height="true" fo:min-height="29.7cm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gradient" draw:fill-color="#b4c7dc" draw:fill-gradient-name="Gradient_20_3" draw:gradient-step-count="0"/>
      <style:paragraph-properties style:writing-mode="lr-tb"/>
      <style:text-properties fo:font-size="60.2999992370606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hyphenate="false" loext:hyphenation-no-caps="false"/>
    </style:style>
    <style:style style:name="P12" style:family="paragraph">
      <loext:graphic-properties draw:fill="none" draw:fill-color="#ffffff"/>
      <style:paragraph-properties style:writing-mode="lr-tb"/>
      <style:text-properties fo:font-size="10pt" style:font-size-asian="10pt" style:font-size-complex="10pt" fo:hyphenate="false" loext:hyphenation-no-caps="false"/>
    </style:style>
    <style:style style:name="P13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loext:graphic-properties draw:fill="bitmap" draw:fill-image-name="Bitmap_20_3" style:repeat="stretch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10pt" style:font-size-asian="10pt" style:font-size-complex="10pt"/>
    </style:style>
    <style:style style:name="P19" style:family="paragraph">
      <style:text-properties fo:color="#ffffff" fo:font-size="2pt" style:font-size-asian="2pt" style:font-size-complex="2pt"/>
    </style:style>
    <style:style style:name="P20" style:family="paragraph">
      <loext:graphic-properties draw:fill="none" draw:fill-color="#ffffff"/>
      <style:text-properties fo:color="#ffffff" fo:font-size="2pt" style:font-size-asian="2pt" style:font-size-complex="2pt"/>
    </style:style>
    <style:style style:name="P21" style:family="paragraph">
      <loext:graphic-properties draw:fill-color="#ffffff"/>
      <style:paragraph-properties style:writing-mode="lr-tb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2cm" text:min-label-width="0.2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cm" text:min-label-width="0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7cm" svg:height="29.7cm" svg:x="0cm" svg:y="0cm">
          <draw:text-box>
            <text:p/>
          </draw:text-box>
        </draw:frame>
        <draw:frame draw:style-name="gr1" draw:text-style-name="P4" draw:layer="layout" svg:width="13cm" svg:height="5.45cm" svg:x="7.6cm" svg:y="0.8cm">
          <draw:text-box>
            <text:p text:style-name="P2"><text:span text:style-name="T1">Concept</text:span><text:span text:style-name="T1">eur </text:span><text:span text:style-name="T1">développ</text:span><text:span text:style-name="T1">eur</text:span></text:p>
            <text:p text:style-name="P2"><text:span text:style-name="T1">d'applica</text:span><text:span text:style-name="T1">tion</text:span></text:p>
            <text:p text:style-name="P2"><text:span text:style-name="T1"/></text:p>
            <text:p text:style-name="P3"><text:span text:style-name="T2">Avec plus de 20 ans </text:span><text:span text:style-name="T2">d'expérience dans la </text:span><text:span text:style-name="T2">conduite de projet et </text:span><text:span text:style-name="T2">une solide expérience </text:span><text:span text:style-name="T2">en développement </text:span><text:span text:style-name="T2">d'applications, je suis </text:span><text:span text:style-name="T2">prêt à relever le défi de </text:span><text:span text:style-name="T2">mener à bien les projets </text:span><text:span text:style-name="T2">que vous me confierez </text:span><text:span text:style-name="T2">et à atteindre nos </text:span><text:span text:style-name="T2">objectifs.</text:span></text:p>
          </draw:text-box>
        </draw:frame>
        <draw:frame draw:style-name="gr2" draw:text-style-name="P5" draw:layer="layout" svg:width="13cm" svg:height="0.7cm" svg:x="7.6cm" svg:y="6.86cm">
          <draw:text-box>
            <text:p><text:span text:style-name="T3">EXPÉRIENCES</text:span></text:p>
            <text:p><text:span text:style-name="T2"/></text:p>
          </draw:text-box>
        </draw:frame>
        <draw:line draw:style-name="gr3" draw:text-style-name="P6" draw:layer="layout" svg:x1="7.6cm" svg:y1="7.6cm" svg:x2="20.6cm" svg:y2="7.56cm">
          <text:p/>
        </draw:line>
        <draw:line draw:style-name="gr4" draw:text-style-name="P6" draw:layer="layout" svg:x1="7.6cm" svg:y1="7.6cm" svg:x2="11cm" svg:y2="7.6cm">
          <text:p/>
        </draw:line>
        <draw:g>
          <draw:g>
            <draw:frame draw:style-name="gr5" draw:text-style-name="P8" draw:layer="layout" svg:width="5cm" svg:height="0.7cm" svg:x="15.4cm" svg:y="8.69cm">
              <draw:text-box>
                <text:p text:style-name="P7"><text:span text:style-name="T4">GroupM </text:span><text:span text:style-name="T5">: projet Prisma</text:span></text:p>
              </draw:text-box>
            </draw:frame>
            <draw:frame draw:style-name="gr5" draw:text-style-name="P9" draw:layer="layout" svg:width="2.2cm" svg:height="0.6cm" svg:x="7.6cm" svg:y="8.74cm">
              <draw:text-box>
                <text:p><text:span text:style-name="T5">2014-2020</text:span></text:p>
              </draw:text-box>
            </draw:frame>
            <draw:frame draw:style-name="gr5" draw:text-style-name="P10" draw:layer="layout" svg:width="6.5cm" svg:height="0.62cm" svg:x="9.8cm" svg:y="8.73cm">
              <draw:text-box>
                <text:p><text:span text:style-name="T3">Chef de projet informatique</text:span></text:p>
              </draw:text-box>
            </draw:frame>
          </draw:g>
          <draw:frame draw:style-name="gr6" draw:text-style-name="P12" draw:layer="layout" svg:width="12.6cm" svg:height="2.221cm" svg:x="7.8cm" svg:y="9.29cm">
            <draw:text-box>
              <text:list text:style-name="L2">
                <text:list-item>
                  <text:p text:style-name="P11"><text:span text:style-name="T5">Recueilli</text:span><text:span text:style-name="T5">r les </text:span><text:span text:style-name="T5">besoins </text:span><text:span text:style-name="T5">des </text:span><text:span text:style-name="T5">utilisateu</text:span><text:span text:style-name="T5">rs.</text:span></text:p>
                </text:list-item>
                <text:list-item>
                  <text:p text:style-name="P11"><text:span text:style-name="T5">Dévelop</text:span><text:span text:style-name="T5">per les </text:span><text:span text:style-name="T5">pluggins </text:span><text:span text:style-name="T5">de </text:span><text:span text:style-name="T5">conversi</text:span><text:span text:style-name="T5">on (php-</text:span><text:span text:style-name="T5">mysql).</text:span></text:p>
                </text:list-item>
                <text:list-item>
                  <text:p text:style-name="P11"><text:span text:style-name="T5">Encadrer </text:span><text:span text:style-name="T5">les </text:span><text:span text:style-name="T5">équipes </text:span><text:span text:style-name="T5">offshore.</text:span></text:p>
                </text:list-item>
                <text:list-item>
                  <text:p text:style-name="P11"><text:span text:style-name="T5">Déployer </text:span><text:span text:style-name="T5">les </text:span><text:span text:style-name="T5">solutions </text:span><text:span text:style-name="T5">et former </text:span><text:span text:style-name="T5">les </text:span><text:span text:style-name="T5">utilisateu</text:span><text:span text:style-name="T5">rs.</text:span></text:p>
                </text:list-item>
                <text:list-item>
                  <text:p text:style-name="P11"><text:span text:style-name="T5">Assurer </text:span><text:span text:style-name="T5">la </text:span><text:span text:style-name="T5">mainten</text:span><text:span text:style-name="T5">ance </text:span><text:span text:style-name="T5">applicati</text:span><text:span text:style-name="T5">ve.</text:span></text:p>
                </text:list-item>
              </text:list>
            </draw:text-box>
          </draw:frame>
        </draw:g>
        <draw:g>
          <draw:frame draw:style-name="gr2" draw:text-style-name="P5" draw:layer="layout" svg:width="13cm" svg:height="0.7cm" svg:x="7.6cm" svg:y="24.2cm">
            <draw:text-box>
              <text:p><text:span text:style-name="T3">FORMATIONS</text:span></text:p>
              <text:p><text:span text:style-name="T2"/></text:p>
            </draw:text-box>
          </draw:frame>
          <draw:line draw:style-name="gr3" draw:text-style-name="P6" draw:layer="layout" svg:x1="7.6cm" svg:y1="24.94cm" svg:x2="20.6cm" svg:y2="24.9cm">
            <text:p/>
          </draw:line>
          <draw:line draw:style-name="gr4" draw:text-style-name="P6" draw:layer="layout" svg:x1="7.6cm" svg:y1="24.94cm" svg:x2="11cm" svg:y2="24.94cm">
            <text:p/>
          </draw:line>
        </draw:g>
        <draw:g>
          <draw:g>
            <draw:frame draw:style-name="gr5" draw:text-style-name="P8" draw:layer="layout" svg:width="5cm" svg:height="0.65cm" svg:x="15.4cm" svg:y="12.055cm">
              <draw:text-box>
                <text:p text:style-name="P7"><text:span text:style-name="T4">Monoprix</text:span><text:span text:style-name="T5"> : Projet SCOOP</text:span></text:p>
              </draw:text-box>
            </draw:frame>
            <draw:frame draw:style-name="gr5" draw:text-style-name="P9" draw:layer="layout" svg:width="2.2cm" svg:height="0.6cm" svg:x="7.6cm" svg:y="12.08cm">
              <draw:text-box>
                <text:p><text:span text:style-name="T5">2012-2013</text:span></text:p>
              </draw:text-box>
            </draw:frame>
            <draw:frame draw:style-name="gr5" draw:text-style-name="P10" draw:layer="layout" svg:width="6.5cm" svg:height="0.56cm" svg:x="9.8cm" svg:y="12.1cm">
              <draw:text-box>
                <text:p><text:span text:style-name="T3">Chef de projet BI</text:span></text:p>
              </draw:text-box>
            </draw:frame>
          </draw:g>
          <draw:frame draw:style-name="gr7" draw:text-style-name="P12" draw:layer="layout" svg:width="12.6cm" svg:height="1.827cm" svg:x="7.8cm" svg:y="12.655cm">
            <draw:text-box>
              <text:list text:style-name="L2">
                <text:list-item>
                  <text:p text:style-name="P11"><text:span text:style-name="T5">Développer les cas de tests et un </text:span><text:span text:style-name="T5">portail web (java SE- php)</text:span></text:p>
                </text:list-item>
                <text:list-item>
                  <text:p text:style-name="P11"><text:span text:style-name="T5">Répondre aux nouveaux besoins </text:span><text:span text:style-name="T5">CRM.</text:span></text:p>
                </text:list-item>
                <text:list-item>
                  <text:p text:style-name="P11"><text:span text:style-name="T5">Mettre en place le plan de </text:span><text:span text:style-name="T5">rationalisation des besoins.</text:span></text:p>
                </text:list-item>
                <text:list-item>
                  <text:p text:style-name="P11"><text:span text:style-name="T5">Hiérarchiser les demandes </text:span><text:span text:style-name="T5">d'évolution.</text:span></text:p>
                </text:list-item>
              </text:list>
            </draw:text-box>
          </draw:frame>
        </draw:g>
        <draw:g>
          <draw:g>
            <draw:frame draw:style-name="gr5" draw:text-style-name="P8" draw:layer="layout" svg:width="5cm" svg:height="0.65cm" svg:x="15.4cm" svg:y="14.635cm">
              <draw:text-box>
                <text:p text:style-name="P7"><text:span text:style-name="T4">Orange</text:span><text:span text:style-name="T5">: Projet Cockpit</text:span></text:p>
              </draw:text-box>
            </draw:frame>
            <draw:frame draw:style-name="gr5" draw:text-style-name="P9" draw:layer="layout" svg:width="2.2cm" svg:height="0.6cm" svg:x="7.6cm" svg:y="14.66cm">
              <draw:text-box>
                <text:p><text:span text:style-name="T5">2009-2012</text:span></text:p>
              </draw:text-box>
            </draw:frame>
            <draw:frame draw:style-name="gr5" draw:text-style-name="P10" draw:layer="layout" svg:width="6.5cm" svg:height="0.56cm" svg:x="9.8cm" svg:y="14.68cm">
              <draw:text-box>
                <text:p><text:span text:style-name="T3">Chef de projet BI</text:span></text:p>
              </draw:text-box>
            </draw:frame>
          </draw:g>
          <draw:frame draw:style-name="gr8" draw:text-style-name="P12" draw:layer="layout" svg:width="12.6cm" svg:height="1.827cm" svg:x="7.8cm" svg:y="15.237cm">
            <draw:text-box>
              <text:list text:style-name="L2">
                <text:list-item>
                  <text:p text:style-name="P11"><text:span text:style-name="T5">Industrialiser le système </text:span><text:span text:style-name="T5">décisionnel.</text:span></text:p>
                </text:list-item>
                <text:list-item>
                  <text:p text:style-name="P11"><text:span text:style-name="T5">Développer le logiciel de </text:span><text:span text:style-name="T5">déploiement. (C#, vbs)</text:span></text:p>
                </text:list-item>
                <text:list-item>
                  <text:p text:style-name="P11"><text:span text:style-name="T5">Aligner le projet sur le Système </text:span><text:span text:style-name="T5">d'information.</text:span></text:p>
                </text:list-item>
                <text:list-item>
                  <text:p text:style-name="P11"><text:span text:style-name="T5">Superviser les mises en </text:span><text:span text:style-name="T5">production.</text:span></text:p>
                </text:list-item>
              </text:list>
            </draw:text-box>
          </draw:frame>
        </draw:g>
        <draw:g>
          <draw:g>
            <draw:frame draw:style-name="gr5" draw:text-style-name="P8" draw:layer="layout" svg:width="5cm" svg:height="0.81cm" svg:x="15.4cm" svg:y="17.316cm">
              <draw:text-box>
                <text:p text:style-name="P7"><text:span text:style-name="T4">Carrefour</text:span><text:span text:style-name="T5">: Projet Mandala</text:span></text:p>
              </draw:text-box>
            </draw:frame>
            <draw:frame draw:style-name="gr5" draw:text-style-name="P9" draw:layer="layout" svg:width="2.2cm" svg:height="0.6cm" svg:x="7.6cm" svg:y="17.421cm">
              <draw:text-box>
                <text:p><text:span text:style-name="T5">2005-2009</text:span></text:p>
              </draw:text-box>
            </draw:frame>
            <draw:frame draw:style-name="gr5" draw:text-style-name="P10" draw:layer="layout" svg:width="6.5cm" svg:height="0.67cm" svg:x="9.8cm" svg:y="17.386cm">
              <draw:text-box>
                <text:p><text:span text:style-name="T3">Chef de projet BI</text:span></text:p>
              </draw:text-box>
            </draw:frame>
          </draw:g>
          <draw:frame draw:style-name="gr9" draw:text-style-name="P12" draw:layer="layout" svg:width="12.6cm" svg:height="1.827cm" svg:x="7.8cm" svg:y="18.016cm">
            <draw:text-box>
              <text:list text:style-name="L2">
                <text:list-item>
                  <text:p text:style-name="P11"><text:span text:style-name="T5">Fournir des données fiables et </text:span><text:span text:style-name="T5">qualifiées au data Warehouse.</text:span></text:p>
                </text:list-item>
                <text:list-item>
                  <text:p text:style-name="P11"><text:span text:style-name="T5">Développer les applications de </text:span><text:span text:style-name="T5">qualification des donnés (c, sh)</text:span></text:p>
                </text:list-item>
                <text:list-item>
                  <text:p text:style-name="P11"><text:span text:style-name="T5">Couvrir les besoins de l'entreprise </text:span><text:span text:style-name="T5">avec des données hétérogènes.</text:span></text:p>
                </text:list-item>
                <text:list-item>
                  <text:p text:style-name="P11"><text:span text:style-name="T5">Superviser les mises en </text:span><text:span text:style-name="T5">production.</text:span></text:p>
                </text:list-item>
              </text:list>
            </draw:text-box>
          </draw:frame>
        </draw:g>
        <draw:g>
          <draw:g>
            <draw:frame draw:style-name="gr5" draw:text-style-name="P8" draw:layer="layout" svg:width="5cm" svg:height="0.65cm" svg:x="15.4cm" svg:y="19.896cm">
              <draw:text-box>
                <text:p text:style-name="P7"><text:span text:style-name="T4">Holcim</text:span><text:span text:style-name="T5">: Projet Fabris</text:span></text:p>
              </draw:text-box>
            </draw:frame>
            <draw:frame draw:style-name="gr5" draw:text-style-name="P9" draw:layer="layout" svg:width="2.2cm" svg:height="0.6cm" svg:x="7.6cm" svg:y="19.921cm">
              <draw:text-box>
                <text:p><text:span text:style-name="T5">1999-2005</text:span></text:p>
              </draw:text-box>
            </draw:frame>
            <draw:frame draw:style-name="gr5" draw:text-style-name="P10" draw:layer="layout" svg:width="6.5cm" svg:height="0.56cm" svg:x="9.8cm" svg:y="19.941cm">
              <draw:text-box>
                <text:p><text:span text:style-name="T3">Chef de projet informatique</text:span></text:p>
              </draw:text-box>
            </draw:frame>
          </draw:g>
          <draw:frame draw:style-name="gr10" draw:text-style-name="P12" draw:layer="layout" svg:width="12.6cm" svg:height="1.827cm" svg:x="7.8cm" svg:y="20.567cm">
            <draw:text-box>
              <text:list text:style-name="L2">
                <text:list-item>
                  <text:p text:style-name="P11"><text:span text:style-name="T5">Mettre en place l'outil d'aide à la </text:span><text:span text:style-name="T5">décision.</text:span></text:p>
                </text:list-item>
                <text:list-item>
                  <text:p text:style-name="P11"><text:span text:style-name="T5">Couvrir six domaines fonctionnels </text:span><text:span text:style-name="T5">de SAP.</text:span></text:p>
                </text:list-item>
                <text:list-item>
                  <text:p text:style-name="P11"><text:span text:style-name="T5">Développer le gestionnaire des </text:span><text:span text:style-name="T5">« run » récurrents (unix-c, vb)</text:span></text:p>
                </text:list-item>
                <text:list-item>
                  <text:p text:style-name="P11"><text:span text:style-name="T5">Dupliquer le modèle décisionnel </text:span><text:span text:style-name="T5">pour les filiales du Maroc et du </text:span><text:span text:style-name="T5">Canada.</text:span></text:p>
                </text:list-item>
              </text:list>
            </draw:text-box>
          </draw:frame>
        </draw:g>
        <draw:g>
          <draw:frame draw:style-name="gr5" draw:text-style-name="P8" draw:layer="layout" svg:width="2.3cm" svg:height="1cm" svg:x="18cm" svg:y="25.685cm">
            <draw:text-box>
              <text:p text:style-name="P7"><text:span text:style-name="T5">DORANCO</text:span></text:p>
            </draw:text-box>
          </draw:frame>
          <draw:frame draw:style-name="gr5" draw:text-style-name="P9" draw:layer="layout" svg:width="1.6cm" svg:height="1cm" svg:x="7.6cm" svg:y="25.685cm">
            <draw:text-box>
              <text:p><text:span text:style-name="T5">2023</text:span></text:p>
            </draw:text-box>
          </draw:frame>
          <draw:frame draw:style-name="gr5" draw:text-style-name="P13" draw:layer="layout" svg:width="8.4cm" svg:height="1cm" svg:x="9.2cm" svg:y="25.685cm">
            <draw:text-box>
              <text:p><text:span text:style-name="T4">Concepteur développeur d’application </text:span><text:span text:style-name="T6">(bac+4)</text:span></text:p>
            </draw:text-box>
          </draw:frame>
        </draw:g>
        <draw:g>
          <draw:frame draw:style-name="gr5" draw:text-style-name="P8" draw:layer="layout" svg:width="2.3cm" svg:height="1cm" svg:x="18cm" svg:y="26.6cm">
            <draw:text-box>
              <text:p text:style-name="P7"><text:span text:style-name="T5">CESI</text:span></text:p>
            </draw:text-box>
          </draw:frame>
          <draw:frame draw:style-name="gr5" draw:text-style-name="P9" draw:layer="layout" svg:width="1.6cm" svg:height="1cm" svg:x="7.6cm" svg:y="26.6cm">
            <draw:text-box>
              <text:p><text:span text:style-name="T5">1999</text:span></text:p>
            </draw:text-box>
          </draw:frame>
          <draw:frame draw:style-name="gr5" draw:text-style-name="P13" draw:layer="layout" svg:width="9.2cm" svg:height="1cm" svg:x="9.2cm" svg:y="26.6cm">
            <draw:text-box>
              <text:p><text:span text:style-name="T4">Ingénieur en informatique</text:span></text:p>
            </draw:text-box>
          </draw:frame>
        </draw:g>
        <draw:frame draw:style-name="gr11" draw:text-style-name="P14" draw:layer="layout" svg:width="7cm" svg:height="0.962cm" svg:x="0cm" svg:y="5.638cm">
          <draw:text-box>
            <text:p text:style-name="P2"><text:span text:style-name="T7">Émile </text:span><text:span text:style-name="T7">DESTRIE</text:span><text:span text:style-name="T7">UX</text:span></text:p>
          </draw:text-box>
        </draw:frame>
        <draw:path draw:style-name="gr12" draw:text-style-name="P15" draw:layer="layout" svg:width="4.999cm" svg:height="4.999cm" svg:x="0.8cm" svg:y="0.4cm" svg:viewBox="0 0 5000 5000" svg:d="M2420 4999c26 1 53 1 80 1 26 0 53 0 79-1h2420v-2420c1-26 1-53 1-79 0-27 0-54-1-80v-2420h1v2500 2500h-2500-2500v-1zM4999 2579c-13 411-128 814-334 1171-220 380-535 695-915 915-358 206-760 321-1171 334h-159c-411-13-814-128-1171-334-380-220-695-535-915-915-207-357-321-760-334-1171v-159c13-411 127-814 334-1171 220-380 535-695 915-915 357-206 760-321 1171-334h159c411 13 813 128 1171 334 380 220 695 535 915 915 206 357 321 760 334 1171z">
          <text:p/>
        </draw:path>
        <draw:frame draw:style-name="gr13" draw:text-style-name="P16" draw:layer="layout" svg:width="0.8cm" svg:height="0.8cm" svg:x="0.6cm" svg:y="9.141cm">
          <draw:image xlink:href="Pictures/10000201000002000000020018F53EC6E7B4F7DA.png" xlink:type="simple" xlink:show="embed" xlink:actuate="onLoad" loext:mime-type="image/png">
            <text:p/>
          </draw:image>
        </draw:frame>
        <draw:frame draw:style-name="gr14" draw:text-style-name="P9" draw:layer="layout" svg:width="5.4cm" svg:height="1cm" svg:x="1.6cm" svg:y="9.041cm">
          <draw:text-box>
            <text:p><text:span text:style-name="T5">Île de France</text:span></text:p>
          </draw:text-box>
        </draw:frame>
        <draw:g>
          <draw:frame draw:style-name="gr13" draw:text-style-name="P16" draw:layer="layout" svg:width="0.8cm" svg:height="0.8cm" svg:x="0.6cm" svg:y="6.841cm">
            <draw:image xlink:href="Pictures/1000020100000200000002004544145935AD7518.png" xlink:type="simple" xlink:show="embed" xlink:actuate="onLoad" loext:mime-type="image/png">
              <text:p/>
            </draw:image>
          </draw:frame>
          <draw:frame draw:style-name="gr14" draw:text-style-name="P10" draw:layer="layout" svg:width="5.4cm" svg:height="1cm" svg:x="1.6cm" svg:y="6.741cm">
            <draw:text-box>
              <text:p><text:span text:style-name="T3">+33 6 61 17 62 53</text:span></text:p>
            </draw:text-box>
          </draw:frame>
        </draw:g>
        <draw:g>
          <draw:frame draw:style-name="gr13" draw:text-style-name="P16" draw:layer="layout" svg:width="0.7cm" svg:height="0.7cm" svg:x="0.6cm" svg:y="8.031cm">
            <draw:image xlink:href="Pictures/100002010000020000000200D8338B514C91E7C9.png" xlink:type="simple" xlink:show="embed" xlink:actuate="onLoad" loext:mime-type="image/png">
              <text:p/>
            </draw:image>
          </draw:frame>
          <draw:frame draw:style-name="gr14" draw:text-style-name="P9" draw:layer="layout" svg:width="5.4cm" svg:height="1cm" svg:x="1.6cm" svg:y="7.881cm">
            <draw:text-box>
              <text:p><text:span text:style-name="T5">e.destrieux77@gmail.com</text:span></text:p>
            </draw:text-box>
          </draw:frame>
        </draw:g>
        <draw:frame draw:style-name="gr15" draw:text-style-name="P18" draw:layer="layout" svg:width="5.4cm" svg:height="1cm" svg:x="1.6cm" svg:y="10.12cm">
          <draw:text-box>
            <text:p text:style-name="P17"><text:span text:style-name="T5">Anglais courant</text:span></text:p>
          </draw:text-box>
        </draw:frame>
        <draw:g>
          <draw:g>
            <draw:frame draw:style-name="gr2" draw:text-style-name="P5" draw:layer="layout" svg:width="3.465cm" svg:height="0.7cm" svg:x="0.4cm" svg:y="12.039cm">
              <draw:text-box>
                <text:p><text:span text:style-name="T3">Expertises</text:span></text:p>
                <text:p><text:span text:style-name="T2"/></text:p>
              </draw:text-box>
            </draw:frame>
            <draw:g>
              <draw:line draw:style-name="gr3" draw:text-style-name="P6" draw:layer="layout" svg:x1="0.4cm" svg:y1="12.852cm" svg:x2="6.4cm" svg:y2="12.812cm">
                <text:p/>
              </draw:line>
              <draw:line draw:style-name="gr4" draw:text-style-name="P6" draw:layer="layout" svg:x1="0.4cm" svg:y1="12.832cm" svg:x2="3cm" svg:y2="12.832cm">
                <text:p/>
              </draw:line>
            </draw:g>
          </draw:g>
          <draw:frame draw:style-name="gr16" draw:text-style-name="P13" draw:layer="layout" svg:width="6.4cm" svg:height="0.645cm" svg:x="0.4cm" svg:y="12.925cm">
            <draw:text-box>
              <text:p><text:span text:style-name="T4">Mettre en place un rétro-planning</text:span></text:p>
            </draw:text-box>
          </draw:frame>
          <draw:frame draw:style-name="gr17" draw:text-style-name="P13" draw:layer="layout" svg:width="6.4cm" svg:height="1.039cm" svg:x="0.4cm" svg:y="13.643cm">
            <draw:text-box>
              <text:p><text:span text:style-name="T4">Traduire </text:span><text:span text:style-name="T4">les </text:span><text:span text:style-name="T4">besoins </text:span><text:span text:style-name="T4">des </text:span><text:span text:style-name="T4">utilisateur</text:span><text:span text:style-name="T4">s</text:span></text:p>
            </draw:text-box>
          </draw:frame>
          <draw:frame draw:style-name="gr16" draw:text-style-name="P13" draw:layer="layout" svg:width="6.4cm" svg:height="0.645cm" svg:x="0.4cm" svg:y="14.755cm">
            <draw:text-box>
              <text:p><text:span text:style-name="T4">Piloter un projet de bout </text:span><text:span text:style-name="T4">en bout</text:span></text:p>
            </draw:text-box>
          </draw:frame>
        </draw:g>
        <draw:g>
          <draw:g>
            <draw:frame draw:style-name="gr2" draw:text-style-name="P5" draw:layer="layout" svg:width="3.465cm" svg:height="0.7cm" svg:x="0.4cm" svg:y="21.439cm">
              <draw:text-box>
                <text:p><text:span text:style-name="T3">Savoir-être</text:span></text:p>
                <text:p><text:span text:style-name="T2"/></text:p>
              </draw:text-box>
            </draw:frame>
            <draw:line draw:style-name="gr3" draw:text-style-name="P6" draw:layer="layout" svg:x1="0.4cm" svg:y1="22.304cm" svg:x2="6.4cm" svg:y2="22.264cm">
              <text:p/>
            </draw:line>
            <draw:line draw:style-name="gr4" draw:text-style-name="P6" draw:layer="layout" svg:x1="0.4cm" svg:y1="22.284cm" svg:x2="2.9cm" svg:y2="22.284cm">
              <text:p/>
            </draw:line>
          </draw:g>
          <draw:frame draw:style-name="gr16" draw:text-style-name="P13" draw:layer="layout" svg:width="6.4cm" svg:height="0.645cm" svg:x="0.4cm" svg:y="22.591cm">
            <draw:text-box>
              <text:p><text:span text:style-name="T4">Capacité à hiérarchiser les tâches</text:span></text:p>
            </draw:text-box>
          </draw:frame>
          <draw:frame draw:style-name="gr16" draw:text-style-name="P13" draw:layer="layout" svg:width="6.4cm" svg:height="0.645cm" svg:x="0.4cm" svg:y="23.373cm">
            <draw:text-box>
              <text:p><text:span text:style-name="T4">Capacité à s'adapter</text:span></text:p>
            </draw:text-box>
          </draw:frame>
          <draw:frame draw:style-name="gr16" draw:text-style-name="P13" draw:layer="layout" svg:width="6.4cm" svg:height="0.645cm" svg:x="0.4cm" svg:y="24.155cm">
            <draw:text-box>
              <text:p><text:span text:style-name="T4">Autonomie</text:span></text:p>
            </draw:text-box>
          </draw:frame>
        </draw:g>
        <draw:g>
          <draw:frame draw:style-name="gr2" draw:text-style-name="P5" draw:layer="layout" svg:width="5cm" svg:height="0.7cm" svg:x="0.4cm" svg:y="25.239cm">
            <draw:text-box>
              <text:p><text:span text:style-name="T3">Centres d’intérêt</text:span></text:p>
              <text:p><text:span text:style-name="T2"/></text:p>
            </draw:text-box>
          </draw:frame>
          <draw:line draw:style-name="gr3" draw:text-style-name="P6" draw:layer="layout" svg:x1="0.4cm" svg:y1="26.104cm" svg:x2="6.4cm" svg:y2="26.064cm">
            <text:p/>
          </draw:line>
          <draw:line draw:style-name="gr4" draw:text-style-name="P6" draw:layer="layout" svg:x1="0.4cm" svg:y1="26.084cm" svg:x2="4cm" svg:y2="26.084cm">
            <text:p/>
          </draw:line>
          <draw:frame draw:style-name="gr17" draw:text-style-name="P13" draw:layer="layout" svg:width="6.4cm" svg:height="1.039cm" svg:x="0.4cm" svg:y="26.391cm">
            <draw:text-box>
              <text:p><text:span text:style-name="T4">Membre </text:span><text:span text:style-name="T4">fondateur </text:span><text:span text:style-name="T4">des </text:span><text:span text:style-name="T4">jardins</text:span></text:p>
              <text:p><text:span text:style-name="T4">partagées</text:span></text:p>
            </draw:text-box>
          </draw:frame>
          <draw:frame draw:style-name="gr16" draw:text-style-name="P13" draw:layer="layout" svg:width="6.4cm" svg:height="0.645cm" svg:x="0.4cm" svg:y="27.47cm">
            <draw:text-box>
              <text:p><text:span text:style-name="T4">Moniteur de plongée subaquatique</text:span></text:p>
            </draw:text-box>
          </draw:frame>
          <draw:frame draw:style-name="gr16" draw:text-style-name="P13" draw:layer="layout" svg:width="6.4cm" svg:height="0.645cm" svg:x="0.4cm" svg:y="28.155cm">
            <draw:text-box>
              <text:p><text:span text:style-name="T4">Pilote privé d'avion</text:span></text:p>
            </draw:text-box>
          </draw:frame>
        </draw:g>
        <draw:frame draw:style-name="gr13" draw:text-style-name="P16" draw:layer="layout" svg:width="0.8cm" svg:height="0.8cm" svg:x="0.626cm" svg:y="10.22cm">
          <draw:image xlink:href="Pictures/1000020100000200000002001669F3DAF68EA806.png" xlink:type="simple" xlink:show="embed" xlink:actuate="onLoad" loext:mime-type="image/png">
            <text:p/>
          </draw:image>
        </draw:frame>
        <draw:line draw:style-name="gr3" draw:text-style-name="P6" draw:layer="layout" svg:x1="7.8cm" svg:y1="11.9cm" svg:x2="20.3cm" svg:y2="11.86cm">
          <text:p/>
        </draw:line>
        <draw:line draw:style-name="gr3" draw:text-style-name="P6" draw:layer="layout" svg:x1="7.8cm" svg:y1="14.5cm" svg:x2="20.3cm" svg:y2="14.46cm">
          <text:p/>
        </draw:line>
        <draw:line draw:style-name="gr3" draw:text-style-name="P6" draw:layer="layout" svg:x1="7.8cm" svg:y1="17.1cm" svg:x2="20.3cm" svg:y2="17.06cm">
          <text:p/>
        </draw:line>
        <draw:line draw:style-name="gr3" draw:text-style-name="P6" draw:layer="layout" svg:x1="7.8cm" svg:y1="19.7cm" svg:x2="20.3cm" svg:y2="19.66cm">
          <text:p/>
        </draw:line>
        <draw:g>
          <draw:g>
            <draw:frame draw:style-name="gr2" draw:text-style-name="P5" draw:layer="layout" svg:width="3.465cm" svg:height="0.7cm" svg:x="0.4cm" svg:y="15.639cm">
              <draw:text-box>
                <text:p><text:span text:style-name="T3">Techniques</text:span></text:p>
                <text:p><text:span text:style-name="T2"/></text:p>
              </draw:text-box>
            </draw:frame>
            <draw:g>
              <draw:line draw:style-name="gr3" draw:text-style-name="P6" draw:layer="layout" svg:x1="0.4cm" svg:y1="16.452cm" svg:x2="6.4cm" svg:y2="16.412cm">
                <text:p/>
              </draw:line>
              <draw:line draw:style-name="gr4" draw:text-style-name="P6" draw:layer="layout" svg:x1="0.4cm" svg:y1="16.432cm" svg:x2="3cm" svg:y2="16.432cm">
                <text:p/>
              </draw:line>
            </draw:g>
          </draw:g>
          <draw:frame draw:style-name="gr16" draw:text-style-name="P13" draw:layer="layout" svg:width="6.4cm" svg:height="0.645cm" svg:x="0.4cm" svg:y="16.525cm">
            <draw:text-box>
              <text:p><text:span text:style-name="T4">Html5/ CSS3</text:span></text:p>
            </draw:text-box>
          </draw:frame>
          <draw:frame draw:style-name="gr18" draw:text-style-name="P13" draw:layer="layout" svg:width="6.4cm" svg:height="0.757cm" svg:x="0.4cm" svg:y="17.243cm">
            <draw:text-box>
              <text:p><text:span text:style-name="T4">Javascript / ReactJS</text:span></text:p>
            </draw:text-box>
          </draw:frame>
          <draw:frame draw:style-name="gr19" draw:text-style-name="P13" draw:layer="layout" svg:width="6.4cm" svg:height="1cm" svg:x="0.4cm" svg:y="18cm">
            <draw:text-box>
              <text:p><text:span text:style-name="T4">NodeJs / MongoDB</text:span></text:p>
            </draw:text-box>
          </draw:frame>
          <draw:frame draw:style-name="gr16" draw:text-style-name="P13" draw:layer="layout" svg:width="6.4cm" svg:height="0.645cm" svg:x="0.4cm" svg:y="18.8cm">
            <draw:text-box>
              <text:p><text:span text:style-name="T4">PHP / MySql</text:span></text:p>
            </draw:text-box>
          </draw:frame>
          <draw:frame draw:style-name="gr16" draw:text-style-name="P13" draw:layer="layout" svg:width="6.4cm" svg:height="0.645cm" svg:x="0.4cm" svg:y="19.555cm">
            <draw:text-box>
              <text:p><text:span text:style-name="T4">Méthode Agile / Scrum</text:span></text:p>
            </draw:text-box>
          </draw:frame>
          <draw:frame draw:style-name="gr16" draw:text-style-name="P13" draw:layer="layout" svg:width="6.4cm" svg:height="0.645cm" svg:x="0.4cm" svg:y="20.355cm">
            <draw:text-box>
              <text:p><text:span text:style-name="T4">Java / JSE J2EE</text:span></text:p>
            </draw:text-box>
          </draw:frame>
        </draw:g>
        <draw:frame draw:style-name="gr20" draw:text-style-name="P20" draw:layer="layout" svg:width="12.6cm" svg:height="0.413cm" svg:x="7.8cm" svg:y="27.727cm">
          <draw:text-box>
            <text:p text:style-name="P19"><text:span text:style-name="T8">HTML5 CSS3 Méthodes Agiles scrum master,certificaiton EXIN,KANBAN JavaScript DOM Ajax versioning GIT github Gitlab GitHub <text:s/>Gitflow SQL </text:span><text:span text:style-name="T8">noSql ReactJS React NATIVE mobile Node.js <text:s/>MongoDB applications Web Full JavaScript RUP et UML Java Design patterns et architectures </text:span><text:span text:style-name="T8">applicatives Développer des composants de la couche de présen tation Java et Middleware Persistance des données avec Java-JPA-</text:span><text:span text:style-name="T8">Hibernate application Java Android Java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3" draw:display-name="Gradient 3" draw:style="linear" draw:start-color="#2a6099" draw:end-color="#b4c7dc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3" draw:display-name="Bitmap 3" xlink:href="Pictures/10000000000004B1000004B2BCB7BF54F5BC5973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width="0cm" draw:marker-start-width="0.2cm" draw:marker-end-width="0.2cm" draw:fill-gradient-name="Gradient_20_1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4cm" fo:margin-bottom="0cm" fo:text-indent="0cm"/>
      <style:text-properties fo:font-size="52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7cm" fo:margin-bottom="0cm" fo:text-indent="0cm"/>
      <style:text-properties fo:font-size="37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0" draw:style-name="Mdp1">
      <draw:frame presentation:style-name="Standard-title" draw:layer="backgroundobjects" svg:width="18.899cm" svg:height="4.957cm" svg:x="1.05cm" svg:y="1.184cm" presentation:class="title" presentation:placeholder="true">
        <draw:text-box/>
      </draw:frame>
      <draw:frame presentation:style-name="Standard-outline1" draw:layer="backgroundobjects" svg:width="18.899cm" svg:height="17.224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2cm" svg:y="27.05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7cm" svg:y="27.05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10:34:56.793662031</meta:creation-date>
    <dc:date>2023-03-03T17:39:40.750061392</dc:date>
    <meta:editing-duration>PT1H14M50S</meta:editing-duration>
    <meta:editing-cycles>17</meta:editing-cycles>
    <meta:generator>LibreOffice/6.4.7.2$Linux_X86_64 LibreOffice_project/40$Build-2</meta:generator>
    <meta:document-statistic meta:object-count="123"/>
  </office:meta>
</office:document-meta>
</file>